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8cm" style:rel-column-width="8560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666cm" style:rel-column-width="21102*"/>
    </style:style>
    <style:style style:name="表格2.D" style:family="table-column">
      <style:table-column-properties style:column-width="2.565cm" style:rel-column-width="9552*"/>
    </style:style>
    <style:style style:name="表格2.E" style:family="table-column">
      <style:table-column-properties style:column-width="3.653cm" style:rel-column-width="13609*"/>
    </style:style>
    <style:style style:name="表格2.1" style:family="table-row">
      <style:table-row-properties style:min-row-height="0.556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8.797cm" style:rel-column-width="32767*"/>
    </style:style>
    <style:style style:name="表格1.B" style:family="table-column">
      <style:table-column-properties style:column-width="8.797cm" style:rel-column-width="32768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.097cm" fo:border-left="0.035cm solid #2323dc" fo:border-right="none" fo:border-top="0.035cm solid #2323dc" fo:border-bottom="0.035cm solid #2323dc">
        <style:background-image/>
      </style:table-cell-properties>
    </style:style>
    <style:style style:name="表格1.B1" style:family="table-cell">
      <style:table-cell-properties style:vertical-align="" fo:background-color="transparent" fo:padding="0.097cm" fo:border="0.035cm solid #2323dc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5cm" style:rel-column-width="9278*"/>
    </style:style>
    <style:style style:name="line.B" style:family="table-column">
      <style:table-column-properties style:column-width="7.25cm" style:rel-column-width="27063*"/>
    </style:style>
    <style:style style:name="line.C" style:family="table-column">
      <style:table-column-properties style:column-width="3.201cm" style:rel-column-width="11951*"/>
    </style:style>
    <style:style style:name="line.D" style:family="table-column">
      <style:table-column-properties style:column-width="4.618cm" style:rel-column-width="17243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officeooo:paragraph-rsid="00064abc"/>
    </style:style>
    <style:style style:name="P2" style:family="paragraph" style:parent-style-name="Standard">
      <style:paragraph-properties fo:text-align="start" style:justify-single-word="false"/>
      <style:text-properties officeooo:paragraph-rsid="001a16b1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1a16b1" style:font-name-asian="文泉驿微米黑" style:font-size-asian="16pt" style:font-name-complex="文泉驿微米黑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6pt" officeooo:rsid="001e8fd7" officeooo:paragraph-rsid="002edcdc" style:font-name-asian="文泉驿微米黑" style:font-size-asian="16pt" style:font-name-complex="文泉驿微米黑" style:font-size-complex="16pt"/>
    </style:style>
    <style:style style:name="P5" style:family="paragraph" style:parent-style-name="Standard">
      <style:text-properties officeooo:paragraph-rsid="000cd195"/>
    </style:style>
    <style:style style:name="P6" style:family="paragraph" style:parent-style-name="Standard">
      <style:text-properties officeooo:paragraph-rsid="0019f4aa"/>
    </style:style>
    <style:style style:name="P7" style:family="paragraph" style:parent-style-name="Standard">
      <style:text-properties officeooo:paragraph-rsid="001a16b1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c90b" officeooo:paragraph-rsid="002edcd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1cc90b" officeooo:paragraph-rsid="002de2a4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P11" style:family="paragraph" style:parent-style-name="Table_20_Contents">
      <style:text-properties fo:font-size="9pt" officeooo:rsid="0010b251" officeooo:paragraph-rsid="0035a38e" style:font-size-asian="9pt" style:font-size-complex="9pt"/>
    </style:style>
    <style:style style:name="P12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1cc90b" officeooo:paragraph-rsid="001a16b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officeooo:paragraph-rsid="00253631"/>
    </style:style>
    <style:style style:name="P15" style:family="paragraph" style:parent-style-name="Table_20_Contents">
      <style:paragraph-properties fo:text-align="end" style:justify-single-word="false"/>
      <style:text-properties officeooo:paragraph-rsid="000cd195"/>
    </style:style>
    <style:style style:name="P16" style:family="paragraph" style:parent-style-name="Table_20_Contents">
      <style:paragraph-properties fo:text-align="end" style:justify-single-word="false"/>
      <style:text-properties officeooo:paragraph-rsid="0047e1e8"/>
    </style:style>
    <style:style style:name="P17" style:family="paragraph" style:parent-style-name="Table_20_Contents">
      <style:paragraph-properties fo:text-align="center" style:justify-single-word="false"/>
      <style:text-properties officeooo:paragraph-rsid="000cd195"/>
    </style:style>
    <style:style style:name="P18" style:family="paragraph" style:parent-style-name="Table_20_Contents">
      <style:paragraph-properties fo:text-align="end" style:justify-single-word="false"/>
      <style:text-properties officeooo:paragraph-rsid="000cd195" style:language-asian="zh" style:country-asian="CN"/>
    </style:style>
    <style:style style:name="P19" style:family="paragraph" style:parent-style-name="Table_20_Contents">
      <style:text-properties officeooo:paragraph-rsid="000cd195"/>
    </style:style>
    <style:style style:name="P20" style:family="paragraph" style:parent-style-name="Table_20_Contents">
      <style:paragraph-properties fo:text-align="center" style:justify-single-word="false"/>
      <style:text-properties fo:font-size="22pt" fo:font-style="italic" fo:font-weight="bold" officeooo:rsid="001cc90b" officeooo:paragraph-rsid="001a16b1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Table_20_Contents">
      <style:text-properties officeooo:paragraph-rsid="0037d935"/>
    </style:style>
    <style:style style:name="P22" style:family="paragraph" style:parent-style-name="Table_20_Contents">
      <style:text-properties officeooo:paragraph-rsid="003956b0"/>
    </style:style>
    <style:style style:name="P23" style:family="paragraph" style:parent-style-name="Table_20_Contents">
      <style:text-properties officeooo:paragraph-rsid="003aef47"/>
    </style:style>
    <style:style style:name="P24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25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P26" style:family="paragraph" style:parent-style-name="Text_20_body">
      <style:text-properties officeooo:paragraph-rsid="00122844"/>
    </style:style>
    <style:style style:name="P27" style:family="paragraph" style:parent-style-name="Text_20_body">
      <style:paragraph-properties fo:text-align="start" style:justify-single-word="false"/>
      <style:text-properties officeooo:paragraph-rsid="00253631"/>
    </style:style>
    <style:style style:name="P28" style:family="paragraph" style:parent-style-name="Text_20_body">
      <style:text-properties officeooo:paragraph-rsid="001ffea2"/>
    </style:style>
    <style:style style:name="P29" style:family="paragraph" style:parent-style-name="Text_20_body">
      <style:text-properties officeooo:paragraph-rsid="000cd195"/>
    </style:style>
    <style:style style:name="P30" style:family="paragraph" style:parent-style-name="Table_20_Heading">
      <style:paragraph-properties fo:text-align="center" style:justify-single-word="false"/>
      <style:text-properties officeooo:paragraph-rsid="000cd195"/>
    </style:style>
    <style:style style:name="P31" style:family="paragraph" style:parent-style-name="Table_20_Heading">
      <style:paragraph-properties fo:text-align="end" style:justify-single-word="false"/>
      <style:text-properties officeooo:paragraph-rsid="000cd195" style:language-asian="zh" style:country-asian="CN"/>
    </style:style>
    <style:style style:name="P32" style:family="paragraph" style:parent-style-name="Table_20_Heading">
      <style:text-properties officeooo:paragraph-rsid="0019f4aa"/>
    </style:style>
    <style:style style:name="P33" style:family="paragraph" style:parent-style-name="Table_20_Heading">
      <style:text-properties officeooo:paragraph-rsid="003aef47"/>
    </style:style>
    <style:style style:name="P34" style:family="paragraph">
      <style:paragraph-properties fo:text-align="center"/>
    </style:style>
    <style:style style:name="T1" style:family="text">
      <style:text-properties fo:font-size="15pt" officeooo:rsid="00195eb0" style:font-size-asian="15pt" style:language-asian="zh" style:country-asian="CN" style:font-size-complex="15pt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fo:font-weight="normal" style:language-asian="zh" style:country-asian="CN" style:font-weight-asian="normal" style:font-weight-complex="normal"/>
    </style:style>
    <style:style style:name="T4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T5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T6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T7" style:family="text">
      <style:text-properties fo:font-size="9pt" style:font-size-asian="9pt" style:language-asian="zh" style:country-asian="CN" style:font-size-complex="9pt"/>
    </style:style>
    <style:style style:name="T8" style:family="text">
      <style:text-properties fo:font-size="9pt" officeooo:rsid="00195eb0" style:font-size-asian="9pt" style:language-asian="zh" style:country-asian="CN" style:font-size-complex="9pt"/>
    </style:style>
    <style:style style:name="T9" style:family="text">
      <style:text-properties fo:font-size="9pt" officeooo:rsid="001b5019" style:font-size-asian="9pt" style:language-asian="zh" style:country-asian="CN" style:font-size-complex="9pt"/>
    </style:style>
    <style:style style:name="T10" style:family="text">
      <style:text-properties fo:font-size="9pt" style:text-underline-style="solid" style:text-underline-width="auto" style:text-underline-color="font-color" fo:font-weight="bold" officeooo:rsid="00195eb0" style:font-size-asian="9pt" style:language-asian="zh" style:country-asian="CN" style:font-weight-asian="bold" style:font-size-complex="9pt" style:font-weight-complex="bold"/>
    </style:style>
    <style:style style:name="T11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fo:font-size="9pt" style:text-underline-style="none" officeooo:rsid="001b5019" style:font-size-asian="9pt" style:language-asian="zh" style:country-asian="CN" style:font-size-complex="9pt"/>
    </style:style>
    <style:style style:name="T13" style:family="text">
      <style:text-properties fo:font-size="9pt" style:text-underline-style="none" officeooo:rsid="00195eb0" style:font-size-asian="9pt" style:language-asian="zh" style:country-asian="CN" style:font-size-complex="9pt"/>
    </style:style>
    <style:style style:name="T14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font-size="12pt" fo:font-weight="normal" officeooo:rsid="0047e1e8" style:font-size-asian="12pt" style:language-asian="zh" style:country-asian="CN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language-asian="zh" style:country-asian="CN" style:font-size-complex="12pt"/>
    </style:style>
    <style:style style:name="T18" style:family="text">
      <style:text-properties fo:font-size="12pt" officeooo:rsid="00227afa" style:font-size-asian="12pt" style:language-asian="zh" style:country-asian="CN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officeooo:rsid="001b57bc" style:font-size-asian="12pt" style:language-asian="zh" style:country-asian="CN" style:font-style-asian="italic" style:font-size-complex="12pt" style:font-style-complex="italic"/>
    </style:style>
    <style:style style:name="T21" style:family="text">
      <style:text-properties fo:font-size="12pt" fo:font-weight="bold" officeooo:rsid="00227afa" style:font-size-asian="12pt" style:language-asian="zh" style:country-asian="CN" style:font-weight-asian="bold" style:font-size-complex="12pt" style:font-weight-complex="bold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T24" style:family="text">
      <style:text-properties fo:font-size="10.5pt" style:text-underline-style="solid" style:text-underline-width="auto" style:text-underline-color="font-color" officeooo:rsid="00195eb0" style:font-size-asian="10.5pt" style:language-asian="zh" style:country-asian="CN" style:font-size-complex="10.5pt"/>
    </style:style>
    <style:style style:name="T25" style:family="text">
      <style:text-properties fo:font-size="10.5pt" fo:font-style="italic" fo:font-weight="normal" officeooo:rsid="001b57bc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6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27" style:family="text">
      <style:text-properties fo:font-size="10.5pt" fo:font-weight="normal" officeooo:rsid="0037d935" style:font-size-asian="10.5pt" style:language-asian="zh" style:country-asian="CN" style:font-weight-asian="normal" style:font-size-complex="10.5pt" style:font-weight-complex="normal"/>
    </style:style>
    <style:style style:name="T28" style:family="text">
      <style:text-properties fo:font-size="10.5pt" fo:font-weight="normal" officeooo:rsid="001b57bc" style:font-size-asian="10.5pt" style:language-asian="zh" style:country-asian="CN" style:font-weight-asian="normal" style:font-size-complex="10.5pt" style:font-weight-complex="normal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4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4"><text:span text:style-name="Strong_20_Emphasis"><text:span text:style-name="T12">P. O. No.</text:span></text:span><text:span text:style-name="Strong_20_Emphasis"><text:span text:style-name="T13">:</text:span></text:span></text:p>
          </table:table-cell>
          <table:table-cell table:style-name="表格2.A1" office:value-type="string">
            <text:p text:style-name="P4"><text:span text:style-name="Strong_20_Emphasis"><text:span text:style-name="T11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20">Invoice</text:p>
          </table:table-cell>
          <table:table-cell table:style-name="表格2.A1" office:value-type="string">
            <text:p text:style-name="P2"><text:span text:style-name="Strong_20_Emphasis"><text:span text:style-name="T8">Invoice No.:</text:span></text:span></text:p>
          </table:table-cell>
          <table:table-cell table:style-name="表格2.A1" office:value-type="string">
            <text:p text:style-name="P2"><text:span text:style-name="Strong_20_Emphasis"><text:span text:style-name="T10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9">Sales Rep.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8"><text:span text:style-name="Strong_20_Emphasis"><text:span text:style-name="T11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2"><text:span text:style-name="Strong_20_Emphasis"><text:span text:style-name="T8">Invoice </text:span></text:span><text:span text:style-name="Strong_20_Emphasis"><text:span text:style-name="T9">Date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2"><text:span text:style-name="Strong_20_Emphasis"><text:span text:style-name="T11"><text:placeholder text:placeholder-type="text">&lt;o.date_invoice and o.date_invoice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/>
          </table:table-cell>
          <table:table-cell table:style-name="表格2.A1" office:value-type="string">
            <text:p text:style-name="P13"/>
          </table:table-cell>
          <table:covered-table-cell/>
          <table:table-cell table:style-name="表格2.A1" office:value-type="string">
            <text:p text:style-name="P2"><text:span text:style-name="Strong_20_Emphasis"><text:span text:style-name="T9">Terms</text:span></text:span><text:span text:style-name="Strong_20_Emphasis"><text:span text:style-name="T7">:</text:span></text:span></text:p>
          </table:table-cell>
          <table:table-cell table:style-name="表格2.A1" office:value-type="string">
            <text:p text:style-name="P2"><text:span text:style-name="Strong_20_Emphasis"><text:span text:style-name="T11"><text:placeholder text:placeholder-type="text">&lt;o.payment_term.name or ''&gt;</text:placeholder></text:span></text:span></text:p>
          </table:table-cell>
        </table:table-row>
      </table:table>
      <text:p text:style-name="P7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32"><text:span text:style-name="Strong_20_Emphasis"><text:span text:style-name="T20">Sold To</text:span></text:span></text:p>
            <text:p text:style-name="P21"><text:span text:style-name="Strong_20_Emphasis"><text:span text:style-name="T25"><text:placeholder text:placeholder-type="text">&lt;o.partner_id.name or ''&gt;</text:placeholder></text:span></text:span></text:p>
            <text:p text:style-name="P22"><text:span text:style-name="Strong_20_Emphasis"><text:span text:style-name="T25"><text:placeholder text:placeholder-type="text">&lt;(o.address_invoice_id.street  or '')&gt;</text:placeholder></text:span></text:span></text:p>
            <text:p text:style-name="P21"><text:span text:style-name="Strong_20_Emphasis"><text:span text:style-name="T27">Attn:</text:span></text:span><text:span text:style-name="Strong_20_Emphasis"><text:span text:style-name="T28"><text:placeholder text:placeholder-type="text">&lt;o.address_invoice_id.name or ''&gt;</text:placeholder></text:span></text:span></text:p>
            <text:p text:style-name="P21"><text:span text:style-name="Strong_20_Emphasis"><text:span text:style-name="T27">Tel:</text:span></text:span><text:span text:style-name="Strong_20_Emphasis"><text:span text:style-name="T28"><text:placeholder text:placeholder-type="text">&lt;o.address_invoice_id.name or ''&gt;</text:placeholder></text:span></text:span></text:p>
          </table:table-cell>
          <table:table-cell table:style-name="表格1.B1" office:value-type="string">
            <text:p text:style-name="P33"><text:span text:style-name="Strong_20_Emphasis"><text:span text:style-name="T20">Ship To</text:span></text:span></text:p>
            <text:p text:style-name="P23"><text:span text:style-name="Strong_20_Emphasis"><text:span text:style-name="T25"><text:placeholder text:placeholder-type="text">&lt;o.partner_id.name or ''&gt;</text:placeholder></text:span></text:span></text:p>
            <text:p text:style-name="P23"><text:span text:style-name="Strong_20_Emphasis"><text:span text:style-name="T26"><text:placeholder text:placeholder-type="text">&lt;o.address_contact_id.street or ''&gt;</text:placeholder></text:span></text:span></text:p>
            <text:p text:style-name="P23"><text:span text:style-name="Strong_20_Emphasis"><text:span text:style-name="T27">Attn:</text:span></text:span><text:span text:style-name="Strong_20_Emphasis"><text:span text:style-name="T28"><text:placeholder text:placeholder-type="text">&lt;o.address_contact_id.name or ''&gt;</text:placeholder></text:span></text:span></text:p>
            <text:p text:style-name="P23"><text:span text:style-name="Strong_20_Emphasis"><text:span text:style-name="T27">Tel:</text:span></text:span><text:span text:style-name="Strong_20_Emphasis"><text:span text:style-name="T28"><text:placeholder text:placeholder-type="text">&lt;o.address_contact_id.name or ''&gt;</text:placeholder></text:span></text:span></text:p>
          </table:table-cell>
        </table:table-row>
      </table:table>
      <text:p text:style-name="P6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header-rows>
          <table:table-row table:style-name="line.1">
            <table:table-cell table:style-name="line.A1" office:value-type="string">
              <text:p text:style-name="P30"><text:span text:style-name="Strong_20_Emphasis"><text:span text:style-name="T18">Qty</text:span></text:span></text:p>
            </table:table-cell>
            <table:table-cell table:style-name="line.A1" office:value-type="string">
              <text:p text:style-name="P17"><text:span text:style-name="Strong_20_Emphasis"><text:span text:style-name="T21">Description</text:span></text:span></text:p>
            </table:table-cell>
            <table:table-cell table:style-name="line.A1" office:value-type="string">
              <text:p text:style-name="P30"><text:span text:style-name="Strong_20_Emphasis"><text:span text:style-name="T18">UnitAmt</text:span></text:span></text:p>
            </table:table-cell>
            <table:table-cell table:style-name="line.D1" office:value-type="string">
              <text:p text:style-name="P17"><text:span text:style-name="Strong_20_Emphasis"><text:span text:style-name="T21">Net Amount</text:span></text:span></text:p>
            </table:table-cell>
          </table:table-row>
        </table:table-header-rows>
        <table:table-row table:style-name="line.2">
          <table:table-cell table:style-name="line.A2" table:number-columns-spanned="4" office:value-type="string">
            <text:p text:style-name="P5"><text:span text:style-name="Strong_20_Emphasis"><text:span text:style-name="T17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</table:table-row>
        <table:table-row table:style-name="line.3">
          <table:table-cell table:style-name="line.A3" office:value-type="string">
            <text:p text:style-name="P31"><text:span text:style-name="Strong_20_Emphasis"><text:span text:style-name="T19"><text:placeholder text:placeholder-type="text">&lt;line.quantity&gt;</text:placeholder></text:span></text:span></text:p>
          </table:table-cell>
          <table:table-cell table:style-name="line.A3" office:value-type="string">
            <text:p text:style-name="P19"><text:span text:style-name="Strong_20_Emphasis"><text:span text:style-name="T14"><text:placeholder text:placeholder-type="text">&lt;line.name&gt;</text:placeholder></text:span></text:span></text:p>
          </table:table-cell>
          <table:table-cell table:style-name="line.A3" office:value-type="string">
            <text:p text:style-name="P18"><text:span text:style-name="Strong_20_Emphasis"><text:span text:style-name="T16"><text:placeholder text:placeholder-type="text">&lt;line.price_unit&gt;</text:placeholder></text:span></text:span></text:p>
          </table:table-cell>
          <table:table-cell table:style-name="line.A2" office:value-type="string">
            <text:p text:style-name="P15"><text:span text:style-name="Strong_20_Emphasis"><text:span text:style-name="T14"><text:placeholder text:placeholder-type="text">&lt;line.price_subtotal&gt;</text:placeholder></text:span></text:span></text:p>
          </table:table-cell>
        </table:table-row>
        <table:table-row table:style-name="line.2">
          <table:table-cell table:style-name="line.A2" table:number-columns-spanned="4" office:value-type="string">
            <text:p text:style-name="P29"><text:span text:style-name="Strong_20_Emphasis"><text:span text:style-name="T17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line.2">
          <table:table-cell table:style-name="line.A2" table:number-columns-spanned="4" office:value-type="string">
            <text:p text:style-name="P16"><text:span text:style-name="Strong_20_Emphasis"><text:span text:style-name="T14"><text:placeholder text:placeholder-type="text">&lt;o.currency_id and o.currency_id.name&gt;</text:placeholder></text:span></text:span><text:span text:style-name="Strong_20_Emphasis"><text:span text:style-name="T15">(</text:span></text:span><text:span text:style-name="Strong_20_Emphasis"><text:span text:style-name="T14"><text:placeholder text:placeholder-type="text">&lt;o.currency_id and o.currency_id.symbol&gt;</text:placeholder></text:span></text:span><text:span text:style-name="Strong_20_Emphasis"><text:span text:style-name="T15">)</text:span></text:span><text:span text:style-name="Strong_20_Emphasis"><text:span text:style-name="T14"><text:placeholder text:placeholder-type="text">&lt;o.amount_total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8"><text:span text:style-name="Strong_20_Emphasis"><text:span text:style-name="T17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7.881cm" style:rel-column-width="29354*"/>
    </style:style>
    <style:style style:name="foot.B" style:family="table-column">
      <style:table-column-properties style:column-width="1.538cm" style:rel-column-width="5728*"/>
    </style:style>
    <style:style style:name="foot.C" style:family="table-column">
      <style:table-column-properties style:column-width="8.176cm" style:rel-column-width="30453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1.773cm"/>
    </style:style>
    <style:style style:name="foot.5" style:family="table-row">
      <style:table-row-properties style:min-row-height="1.482cm"/>
    </style:style>
    <style:style style:name="foot.6" style:family="table-row">
      <style:table-row-properties style:min-row-height="0.635cm"/>
    </style:style>
    <style:style style:name="foot.7" style:family="table-row">
      <style:table-row-properties style:min-row-height="0.623cm"/>
    </style:style>
    <style:style style:name="foot.8" style:family="table-row">
      <style:table-row-properties style:min-row-height="1.376cm"/>
    </style:style>
    <style:style style:name="MP1" style:family="paragraph" style:parent-style-name="Standard">
      <style:text-properties officeooo:paragraph-rsid="00064abc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officeooo:rsid="001cc90b" officeooo:paragraph-rsid="002de2a4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officeooo:rsid="001cc90b" officeooo:paragraph-rsid="002de2a4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6" style:family="paragraph" style:parent-style-name="Text_20_body" style:master-page-name="">
      <style:paragraph-properties fo:margin-top="0cm" fo:margin-bottom="0cm" style:page-number="auto" fo:background-color="transparent" style:shadow="none" style:join-border="false">
        <style:tab-stops/>
        <style:background-image/>
      </style:paragraph-properties>
      <style:text-properties officeooo:paragraph-rsid="00122844"/>
    </style:style>
    <style:style style:name="MP7" style:family="paragraph" style:parent-style-name="Table_20_Contents">
      <style:paragraph-properties fo:text-align="end" style:justify-single-word="false"/>
      <style:text-properties officeooo:paragraph-rsid="00253631"/>
    </style:style>
    <style:style style:name="MP8" style:family="paragraph" style:parent-style-name="Text_20_body">
      <style:text-properties officeooo:paragraph-rsid="00122844"/>
    </style:style>
    <style:style style:name="MP9" style:family="paragraph" style:parent-style-name="Text_20_body">
      <style:paragraph-properties fo:text-align="start" style:justify-single-word="false"/>
      <style:text-properties officeooo:paragraph-rsid="00253631"/>
    </style:style>
    <style:style style:name="MP10" style:family="paragraph" style:parent-style-name="Table_20_Contents">
      <style:text-properties fo:font-size="9pt" officeooo:rsid="0010b251" officeooo:paragraph-rsid="0035a38e" style:font-size-asian="9pt" style:font-size-complex="9pt"/>
    </style:style>
    <style:style style:name="MP11" style:family="paragraph" style:parent-style-name="Table_20_Contents">
      <style:text-properties fo:font-size="9pt" officeooo:rsid="0010b251" officeooo:paragraph-rsid="0010b251" style:font-size-asian="9pt" style:font-size-complex="9pt"/>
    </style:style>
    <style:style style:name="MT1" style:family="text">
      <style:text-properties fo:font-size="15pt" officeooo:rsid="00195eb0" style:font-size-asian="15pt" style:language-asian="zh" style:country-asian="CN" style:font-size-complex="15pt"/>
    </style:style>
    <style:style style:name="MT2" style:family="text">
      <style:text-properties fo:font-weight="bold" style:language-asian="zh" style:country-asian="CN" style:font-weight-asian="bold" style:font-weight-complex="bold"/>
    </style:style>
    <style:style style:name="MT3" style:family="text">
      <style:text-properties fo:font-weight="normal" style:language-asian="zh" style:country-asian="CN" style:font-weight-asian="normal" style:font-weight-complex="normal"/>
    </style:style>
    <style:style style:name="MT4" style:family="text">
      <style:text-properties fo:font-size="9pt" fo:font-weight="normal" officeooo:rsid="002346b1" style:font-size-asian="9pt" style:language-asian="zh" style:country-asian="CN" style:font-weight-asian="normal" style:font-size-complex="9pt" style:font-weight-complex="normal"/>
    </style:style>
    <style:style style:name="MT5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MT6" style:family="text">
      <style:text-properties fo:font-size="9pt" fo:font-weight="bold" officeooo:rsid="002346b1" style:font-size-asian="9pt" style:language-asian="zh" style:country-asian="CN" style:font-weight-asian="bold" style:font-size-complex="9pt" style:font-weight-complex="bold"/>
    </style:style>
    <style:style style:name="MT7" style:family="text">
      <style:text-properties fo:font-size="9pt" fo:font-weight="bold" officeooo:rsid="0036764b" style:font-size-asian="9pt" style:language-asian="zh" style:country-asian="CN" style:font-weight-asian="bold" style:font-size-complex="9pt" style:font-weight-complex="bold"/>
    </style:style>
    <style:style style:name="MT8" style:family="text">
      <style:text-properties fo:font-size="10.5pt" fo:font-weight="bold" officeooo:rsid="003712d2" style:font-size-asian="10.5pt" style:font-weight-asian="bold" style:font-size-complex="10.5pt" style:font-weight-complex="bold"/>
    </style:style>
    <style:style style:name="MT9" style:family="text">
      <style:text-properties fo:font-size="10.5pt" fo:font-weight="bold" style:font-size-asian="10.5pt" style:font-weight-asian="bold" style:font-size-complex="10.5pt" style:font-weight-complex="bold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形1" text:anchor-type="paragraph" svg:x="0.041cm" svg:y="0.138cm" svg:width="9.41cm" svg:height="1.041cm" draw:z-index="7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MP1"><text:span text:style-name="Strong_20_Emphasis"><text:span text:style-name="MT1"/></text:span></text:p>
        <text:p text:style-name="MP2"><text:span text:style-name="Strong_20_Emphasis"><text:span text:style-name="MT2">Master Concept (Hong Kong) Limited</text:span></text:span></text:p>
        <text:p text:style-name="MP3"><text:span text:style-name="Strong_20_Emphasis"><text:span text:style-name="MT3">Units 1603-04A, 16/F, Tower A, Manulife Financial Centre,<text:tab/><text:tab/><text:tab/><text:tab/>Phone # <text:tab/><text:tab/>(852)3589-6700</text:span></text:span></text:p>
        <text:p text:style-name="MP3"><text:span text:style-name="Strong_20_Emphasis"><text:span text:style-name="MT3">No. 223-231 Wai Yip Street, Kwun Tong, Kowloon, Hong Kong<text:tab/><text:tab/><text:tab/>Fax <text:tab/> <text:s text:c="3"/>#<text:tab/><text:tab/>(852)2151-0490</text:span></text:span></text:p>
        <text:p text:style-name="MP3"><draw:line text:anchor-type="paragraph" draw:z-index="1" draw:style-name="Mgr1" draw:text-style-name="MP4" svg:x1="0.031cm" svg:y1="0.114cm" svg:x2="17.605cm" svg:y2="0.114cm"><text:p/></draw:line><draw:line text:anchor-type="paragraph" draw:z-index="3" draw:style-name="Mgr1" draw:text-style-name="MP4" svg:x1="-0.042cm" svg:y1="0.364cm" svg:x2="17.579cm" svg:y2="0.345cm"><text:p/></draw:line><text:span text:style-name="Strong_20_Emphasis"><text:span text:style-name="MT3"/></text:span></text:p>
      </style:header>
      <style:footer>
        <table:table table:name="foot" table:style-name="foot">
          <table:table-column table:style-name="foot.A"/>
          <table:table-column table:style-name="foot.B"/>
          <table:table-column table:style-name="foot.C"/>
          <table:table-row table:style-name="foot.1">
            <table:table-cell table:style-name="foot.A1" table:number-columns-spanned="2" office:value-type="string">
              <text:p text:style-name="MP5"><text:span text:style-name="Strong_20_Emphasis"><text:span text:style-name="MT4">The Exchange Rate for US Dollar is 1USD=7.8HKD</text:span></text:span></text:p>
            </table:table-cell>
            <table:covered-table-cell/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6"><text:span text:style-name="Strong_20_Emphasis"><text:span text:style-name="MT4">Please Remit To:</text:span></text:span></text:p>
              <text:p text:style-name="MP5"><text:span text:style-name="Strong_20_Emphasis"><text:span text:style-name="MT4">Beneficiary Account Name:</text:span></text:span></text:p>
              <text:p text:style-name="MP5"><text:span text:style-name="Strong_20_Emphasis"><text:span text:style-name="MT4">MASTER CONCEPT (HONG KONG) LIMITED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5"><text:span text:style-name="Strong_20_Emphasis"><text:span text:style-name="MT4">For HKD,</text:span></text:span></text:p>
              <text:p text:style-name="MP5"><text:span text:style-name="Strong_20_Emphasis"><text:span text:style-name="MT4">CitiBank N.A. Hong Kong</text:span></text:span></text:p>
              <text:p text:style-name="MP5"><text:span text:style-name="Strong_20_Emphasis"><text:span text:style-name="MT4">Beneficiary Account No.: 6161 1395 (HKD)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MP7"><text:span text:style-name="Strong_20_Emphasis"><text:span text:style-name="MT5"/></text:span></text:p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4">For USD,</text:span></text:span></text:p>
              <text:p text:style-name="MP5"><text:span text:style-name="Strong_20_Emphasis"><text:span text:style-name="MT4">CitiBank N.A. Hong Kong</text:span></text:span></text:p>
              <text:p text:style-name="MP5"><text:span text:style-name="Strong_20_Emphasis"><text:span text:style-name="MT4">Swift Code – CITIHKHX<text:tab/><text:tab/><text:tab/></text:span></text:span></text:p>
              <text:p text:style-name="MP5"><text:span text:style-name="Strong_20_Emphasis"><text:span text:style-name="MT4">Beneficiary Account No.: 6161 1417 (USD)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MP8"><text:span text:style-name="Strong_20_Emphasis"><text:span text:style-name="MT6">For and on behalf of</text:span></text:span></text:p>
            </table:table-cell>
          </table:table-row>
          <table:table-row table:style-name="foot.5">
            <table:table-cell table:style-name="foot.A1" office:value-type="string">
              <text:p text:style-name="MP5"><text:span text:style-name="Strong_20_Emphasis"><text:span text:style-name="MT4">Corresponding Bank/Intermediate Bank</text:span></text:span></text:p>
              <text:p text:style-name="MP5"><text:span text:style-name="Strong_20_Emphasis"><text:span text:style-name="MT4">CitiBank N.A., New York</text:span></text:span></text:p>
              <text:p text:style-name="MP5"><draw:line text:anchor-type="paragraph" draw:z-index="5" draw:style-name="Mgr2" draw:text-style-name="MP4" svg:x1="9.34cm" svg:y1="0.557cm" svg:x2="17.535cm" svg:y2="0.569cm"><text:p text:style-name="MP4"/><text:p text:style-name="MP4"/><text:p text:style-name="MP4"/></draw:line><text:span text:style-name="Strong_20_Emphasis"><text:span text:style-name="MT4">SWIFT Code: CITIUS33 <text:s/>ABA No. 021000089<text:tab/></text:span></text:span></text:p>
            </table:table-cell>
            <table:table-cell table:style-name="foot.A1" office:value-type="string">
              <text:p text:style-name="Table_20_Contents"/>
            </table:table-cell>
            <table:table-cell table:style-name="foot.A1" office:value-type="string">
              <text:p text:style-name="Table_20_Contents"/>
              <text:p text:style-name="Table_20_Contents"/>
            </table:table-cell>
          </table:table-row>
          <table:table-row table:style-name="foot.6">
            <table:table-cell table:style-name="foot.A1" table:number-columns-spanned="2" office:value-type="string">
              <text:p text:style-name="MP5"><text:span text:style-name="Strong_20_Emphasis"><text:span text:style-name="MT4">By Cheque: Please make crossed cheque payable to</text:span></text:span></text:p>
            </table:table-cell>
            <table:covered-table-cell/>
            <table:table-cell table:style-name="foot.A1" office:value-type="string">
              <text:p text:style-name="MP8"><text:span text:style-name="Strong_20_Emphasis"><text:span text:style-name="MT6">M</text:span></text:span><text:span text:style-name="Strong_20_Emphasis"><text:span text:style-name="MT7">aster</text:span></text:span><text:span text:style-name="Strong_20_Emphasis"><text:span text:style-name="MT6"> C</text:span></text:span><text:span text:style-name="Strong_20_Emphasis"><text:span text:style-name="MT7">oncept</text:span></text:span><text:span text:style-name="Strong_20_Emphasis"><text:span text:style-name="MT6"> (H</text:span></text:span><text:span text:style-name="Strong_20_Emphasis"><text:span text:style-name="MT7">ong</text:span></text:span><text:span text:style-name="Strong_20_Emphasis"><text:span text:style-name="MT6"> K</text:span></text:span><text:span text:style-name="Strong_20_Emphasis"><text:span text:style-name="MT7">ong)</text:span></text:span><text:span text:style-name="Strong_20_Emphasis"><text:span text:style-name="MT6"> L</text:span></text:span><text:span text:style-name="Strong_20_Emphasis"><text:span text:style-name="MT7">imited</text:span></text:span></text:p>
            </table:table-cell>
          </table:table-row>
          <table:table-row table:style-name="foot.7">
            <table:table-cell table:style-name="foot.A1" table:number-columns-spanned="3" office:value-type="string">
              <text:p text:style-name="MP9"><text:span text:style-name="Strong_20_Emphasis"><text:span text:style-name="MT6">MASTER CONCEPT (HONG KONG) LIMITED</text:span></text:span></text:p>
            </table:table-cell>
            <table:covered-table-cell/>
            <table:covered-table-cell/>
          </table:table-row>
          <table:table-row table:style-name="foot.8">
            <table:table-cell table:style-name="foot.A1" table:number-columns-spanned="3" office:value-type="string">
              <text:p text:style-name="MP10">REMARKS:<text:tab/><text:tab/><text:tab/><text:tab/><text:tab/> <text:s text:c="29"/><text:span text:style-name="MT8">Page <text:s/></text:span><text:span text:style-name="MT9"><text:page-number text:select-page="current">2</text:page-number></text:span> <text:s/></text:p>
              <text:p text:style-name="MP11">1. OVERSEAS BANK DRAFT IS NOT ACCEPTED1 </text:p>
              <text:p text:style-name="MP11">2. WE RESERVE THE RIGHT TO CHARGE INTEREST OF 2% PER MONTH FOR THOSE INVOICE NOT PAID WITHIN THE AGREED CREDIT PERIOD FROM DATE OF INVOICE</text:p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06-20T17:02:00</dc:date>
    <dc:creator>OpenERP </dc:creator>
    <meta:editing-duration>PT02H58M14S</meta:editing-duration>
    <meta:editing-cycles>65</meta:editing-cycles>
    <meta:generator>OpenOffice.org/3.2$Linux OpenOffice.org_project/320m19$Build-9505</meta:generator>
    <meta:document-statistic meta:table-count="4" meta:image-count="1" meta:object-count="0" meta:page-count="2" meta:paragraph-count="59" meta:word-count="226" meta:character-count="1681"/>
  </office:meta>
</office:document-meta>
</file>